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language-asian="pl" style:country-asian="PL"/>
    </style:style>
    <style:style style:name="T3" style:parent-style-name="Domyślnaczcionkaakapitu" style:family="text">
      <style:text-properties style:language-asian="pl" style:country-asian="PL"/>
    </style:style>
    <style:style style:name="T4" style:parent-style-name="Domyślnaczcionkaakapitu" style:family="text">
      <style:text-properties style:language-asian="pl" style:country-asian="PL"/>
    </style:style>
    <style:style style:name="T5" style:parent-style-name="Domyślnaczcionkaakapitu" style:family="text">
      <style:text-properties style:language-asian="pl" style:country-asian="P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Obraz 1" text:anchor-type="as-char" svg:x="0in" svg:y="0in" svg:width="6.29167in" svg:height="4.38542in" style:rel-width="scale" style:rel-height="scale"><draw:image xlink:href="media/image1.png" xlink:type="simple" xlink:show="embed" xlink:actuate="onLoad"/><svg:title/><svg:desc>C:\Users\User\Desktop\KOMPLET - Trudne tematy w najprostszy sposób\Wprowadzenie do algorytmów\Rysunki\Labirynt I.png</svg:desc></draw:frame></text:span></text:p>
      <text:p text:style-name="Normalny"/>
      <text:p text:style-name="Normalny"><text:span text:style-name="T3"><draw:frame draw:style-name="a1" draw:name="Obraz 2" text:anchor-type="as-char" svg:x="0in" svg:y="0in" svg:width="6.29167in" svg:height="4.47917in" style:rel-width="scale" style:rel-height="scale"><draw:image xlink:href="media/image2.png" xlink:type="simple" xlink:show="embed" xlink:actuate="onLoad"/><svg:title/><svg:desc>C:\Users\User\Desktop\KOMPLET - Trudne tematy w najprostszy sposób\Wprowadzenie do algorytmów\Rysunki\Labirynt II.png</svg:desc></draw:frame></text:span></text:p>
      <text:soft-page-break/>
      <text:p text:style-name="Normalny"><text:span text:style-name="T4"><draw:frame draw:style-name="a2" draw:name="Obraz 3" text:anchor-type="as-char" svg:x="0in" svg:y="0in" svg:width="6.29167in" svg:height="4.47917in" style:rel-width="scale" style:rel-height="scale"><draw:image xlink:href="media/image3.png" xlink:type="simple" xlink:show="embed" xlink:actuate="onLoad"/><svg:title/><svg:desc>C:\Users\User\Desktop\KOMPLET - Trudne tematy w najprostszy sposób\Wprowadzenie do algorytmów\Rysunki\Labirynt III.png</svg:desc></draw:frame></text:span></text:p>
      <text:p text:style-name="Normalny"/>
      <text:p text:style-name="Normalny"><text:span text:style-name="T5"><draw:frame draw:style-name="a3" draw:name="Obraz 4" text:anchor-type="as-char" svg:x="0in" svg:y="0in" svg:width="6.29167in" svg:height="4.55208in" style:rel-width="scale" style:rel-height="scale"><draw:image xlink:href="media/image4.png" xlink:type="simple" xlink:show="embed" xlink:actuate="onLoad"/><svg:title/><svg:desc>C:\Users\User\Desktop\KOMPLET - Trudne tematy w najprostszy sposób\Wprowadzenie do algorytmów\Rysunki\Labirynt IV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30:00Z</meta:creation-date>
    <dc:date>2018-11-10T18:30:00Z</dc:date>
    <meta:template xlink:href="Normal.dotm" xlink:type="simple"/>
    <meta:editing-cycles>2</meta:editing-cycles>
    <meta:editing-duration>PT0S</meta:editing-duration>
    <meta:document-statistic meta:page-count="2" meta:paragraph-count="1" meta:word-count="1" meta:character-count="9" meta:row-count="1" meta:non-whitespace-character-count="9"/>
  </office:meta>
</office:document-meta>
</file>